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aco" svg:font-family="Monaco, MonacoRegular, 'Courier New', monospace"/>
    <style:font-face style:name="Open Sans" svg:font-family="'Open Sans'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900e2"/>
    </style:style>
    <style:style style:name="P2" style:family="paragraph" style:parent-style-name="Standard">
      <style:text-properties style:use-window-font-color="true" style:font-name="AppleSystemUIFont" fo:font-size="12pt" officeooo:rsid="002179db" officeooo:paragraph-rsid="002179db" style:font-size-asian="12pt"/>
    </style:style>
    <style:style style:name="P3" style:family="paragraph" style:parent-style-name="Standard">
      <style:text-properties officeooo:rsid="0033909f" officeooo:paragraph-rsid="0033909f"/>
    </style:style>
    <style:style style:name="P4" style:family="paragraph" style:parent-style-name="Standard">
      <style:text-properties style:use-window-font-color="true" style:font-name="AppleSystemUIFont" fo:font-size="12pt" officeooo:rsid="002ce7b7" officeooo:paragraph-rsid="0027d0b3" style:font-size-asian="12pt"/>
    </style:style>
    <style:style style:name="P5" style:family="paragraph" style:parent-style-name="Standard">
      <style:text-properties officeooo:paragraph-rsid="002179db"/>
    </style:style>
    <style:style style:name="P6" style:family="paragraph" style:parent-style-name="Standard">
      <style:text-properties officeooo:rsid="00354183" officeooo:paragraph-rsid="00354183"/>
    </style:style>
    <style:style style:name="P7" style:family="paragraph" style:parent-style-name="Standard">
      <style:text-properties officeooo:rsid="0035d398" officeooo:paragraph-rsid="0035d398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6.75pt" fo:letter-spacing="normal" fo:font-style="normal" fo:font-weight="normal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inherit" fo:font-size="6.75pt" fo:letter-spacing="normal" fo:font-style="normal" fo:font-weight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 loext:padding="0cm" loext:border="none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179db" style:font-size-asian="12pt"/>
    </style:style>
    <style:style style:name="T3" style:family="text">
      <style:text-properties style:use-window-font-color="true" style:font-name="AppleSystemUIFont" fo:font-size="12pt" officeooo:rsid="002900e2" style:font-size-asian="12pt"/>
    </style:style>
    <style:style style:name="T4" style:family="text">
      <style:text-properties style:use-window-font-color="true" style:font-name="AppleSystemUIFont" fo:font-size="12pt" officeooo:rsid="002ce7b7" style:font-size-asian="12pt"/>
    </style:style>
    <style:style style:name="T5" style:family="text">
      <style:text-properties style:use-window-font-color="true" style:font-name="AppleSystemUIFont" fo:font-size="12pt" officeooo:rsid="0031bc2c" style:font-size-asian="12pt"/>
    </style:style>
    <style:style style:name="T6" style:family="text">
      <style:text-properties style:use-window-font-color="true" style:font-name="AppleSystemUIFont" fo:font-size="12pt" officeooo:rsid="00354183" style:font-size-asian="12pt"/>
    </style:style>
    <style:style style:name="T7" style:family="text">
      <style:text-properties style:use-window-font-color="true" style:font-name="AppleSystemUIFont" fo:font-size="12pt" officeooo:rsid="0035d398" style:font-size-asian="12pt"/>
    </style:style>
    <style:style style:name="T8" style:family="text">
      <style:text-properties fo:color="#006fe0"/>
    </style:style>
    <style:style style:name="T9" style:family="text">
      <style:text-properties fo:color="#006fe0" style:font-name="inherit"/>
    </style:style>
    <style:style style:name="T10" style:family="text">
      <style:text-properties fo:color="#333333" style:font-name="inherit"/>
    </style:style>
    <style:style style:name="T11" style:family="text">
      <style:text-properties style:font-name="inherit"/>
    </style:style>
    <style:style style:name="T12" style:family="text">
      <style:text-properties fo:color="#002d7a" style:font-name="inherit"/>
    </style:style>
    <style:style style:name="T13" style:family="text">
      <style:text-properties fo:color="#ce0000" style:font-name="inherit"/>
    </style:style>
    <style:style style:name="T14" style:family="text">
      <style:text-properties fo:color="#008000" style:font-name="inheri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kış Diyagramı</text:p>
      <text:p text:style-name="P2">1. Başla</text:p>
      <text:p text:style-name="P1"><text:span text:style-name="T3">2. </text:span><text:span text:style-name="T4">i</text:span><text:span text:style-name="T6">nt </text:span><text:span text:style-name="T7">sayi</text:span><text:span text:style-name="T6">, y</text:span><text:span text:style-name="T7">uzler, onlar, birler</text:span></text:p>
      <text:p text:style-name="P5"><text:span text:style-name="T3">3</text:span><text:span text:style-name="T2">. </text:span><text:span text:style-name="T7">yaz “sayıyı girin”</text:span></text:p>
      <text:p text:style-name="P6"><text:span text:style-name="T1">4. </text:span><text:span text:style-name="T7">oku sayi</text:span></text:p>
      <text:p text:style-name="P6"><text:span text:style-name="T1">5. </text:span><text:span text:style-name="T7">yuzler =sayi/100</text:span></text:p>
      <text:p text:style-name="P7"><text:span text:style-name="T1">6. yaz “yüzler basamağı: ” yuzler</text:span></text:p>
      <text:p text:style-name="P7"><text:span text:style-name="T1">7. onlar = sayi/10</text:span></text:p>
      <text:p text:style-name="P7"><text:span text:style-name="T1">8. yaz “onlar basamağı:” onlar</text:span></text:p>
      <text:p text:style-name="P7"><text:span text:style-name="T1">9.birler= sayi</text:span></text:p>
      <text:p text:style-name="P7"><text:span text:style-name="T1">10. yaz “birler basamağı: ” birler</text:span></text:p>
      <text:p text:style-name="P7"><text:span text:style-name="T1">11. bitir</text:span></text:p>
      <text:p text:style-name="P3"><text:span text:style-name="T5"/></text:p>
      <text:p text:style-name="P4"><text:span text:style-name="T1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aco" svg:font-family="Monaco, MonacoRegular, 'Courier New', monospace"/>
    <style:font-face style:name="Open Sans" svg:font-family="'Open Sans'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1T00:55:20.160232000</dc:date>
    <meta:editing-duration>PT12H59M20S</meta:editing-duration>
    <meta:editing-cycles>15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12" meta:word-count="45" meta:character-count="245" meta:non-whitespace-character-count="212"/>
  </office:meta>
</office:document-meta>
</file>